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A000002C1C00001AFC510430E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4" table:end-x="2.26cm" table:end-y="0.108cm" draw:z-index="0" svg:width="11.291cm" svg:height="6.907cm" svg:x="0cm" svg:y="0.426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table:end-cell-address="Sheet1.L34" table:end-x="2.259cm" table:end-y="0.134cm" draw:z-index="1" draw:name="Graphics 1" draw:style-name="gr1" draw:text-style-name="P1" svg:width="11.291cm" svg:height="6.907cm" svg:x="0cm" svg:y="0cm">
              <draw:image xlink:href="Pictures/200002A000002C1C00001AFC510430E2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7:35</dc:date>
    <dc:language>en-US</dc:language>
    <meta:editing-cycles>4</meta:editing-cycles>
    <meta:editing-duration>PT11M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2.8000001907349pt" style:font-family-asian="'Andale Sans UI'" style:font-pitch-asian="variable" style:font-size-asian="12.8000001907349pt" style:font-family-complex="Tahoma" style:font-pitch-complex="variable" style:font-size-complex="12.8000001907349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5.90000009536743pt" style:font-family-asian="'Andale Sans UI'" style:font-pitch-asian="variable" style:font-size-asian="5.90000009536743pt" style:font-family-complex="Tahoma" style:font-pitch-complex="variable" style:font-size-complex="5.9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6.90000009536743pt" style:font-family-asian="'Andale Sans UI'" style:font-pitch-asian="variable" style:font-size-asian="6.90000009536743pt" style:font-family-complex="Tahoma" style:font-pitch-complex="variable" style:font-size-complex="6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8.89999961853027pt" style:font-family-asian="'Andale Sans UI'" style:font-pitch-asian="variable" style:font-size-asian="8.89999961853027pt" style:font-family-complex="Tahoma" style:font-pitch-complex="variable" style:font-size-complex="8.89999961853027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6.90000009536743pt" style:font-family-asian="'Andale Sans UI'" style:font-pitch-asian="variable" style:font-size-asian="6.90000009536743pt" style:font-family-complex="Tahoma" style:font-pitch-complex="variable" style:font-size-complex="6.9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5.90000009536743pt" style:font-family-asian="'Andale Sans UI'" style:font-pitch-asian="variable" style:font-size-asian="5.90000009536743pt" style:font-family-complex="Tahoma" style:font-pitch-complex="variable" style:font-size-complex="5.9000000953674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5.90000009536743pt" style:font-family-asian="'Andale Sans UI'" style:font-pitch-asian="variable" style:font-size-asian="5.90000009536743pt" style:font-family-complex="Tahoma" style:font-pitch-complex="variable" style:font-size-complex="5.90000009536743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5.90000009536743pt" style:font-family-asian="'Andale Sans UI'" style:font-pitch-asian="variable" style:font-size-asian="5.90000009536743pt" style:font-family-complex="Tahoma" style:font-pitch-complex="variable" style:font-size-complex="5.90000009536743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292cm" svg:height="6.908cm" chart:class="chart:scatter" chart:style-name="ch1">
        <chart:title svg:x="3.268cm" svg:y="0.138cm" chart:style-name="ch2">
          <text:p>xy_Chart_Cubic_Spline</text:p>
        </chart:title>
        <chart:legend chart:legend-position="end" svg:x="9.698cm" svg:y="2.959cm" chart:style-name="ch3"/>
        <chart:plot-area chart:style-name="ch4" table:cell-range-address="Sheet1.$B$4:.$F$16" chart:data-source-has-labels="both" chart:table-number-list="0" svg:x="0.224cm" svg:y="0.918cm" svg:width="9.027cm" svg:height="5.852cm">
          <chart:axis chart:dimension="x" chart:name="primary-x" chart:style-name="ch5">
            <chart:title svg:x="5.197cm" svg:y="6.412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24cm" svg:y="4.02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